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2c3d" officeooo:paragraph-rsid="002120bf"/>
    </style:style>
    <style:style style:name="P2" style:family="paragraph" style:parent-style-name="Standard">
      <style:text-properties officeooo:rsid="0023b901" officeooo:paragraph-rsid="0023b901"/>
    </style:style>
    <style:style style:name="P3" style:family="paragraph" style:parent-style-name="Standard">
      <style:text-properties officeooo:rsid="0021f921" officeooo:paragraph-rsid="00278a20"/>
    </style:style>
    <style:style style:name="T1" style:family="text">
      <style:text-properties officeooo:rsid="002120bf"/>
    </style:style>
    <style:style style:name="T2" style:family="text">
      <style:text-properties officeooo:rsid="0026808d"/>
    </style:style>
    <style:style style:name="T3" style:family="text">
      <style:text-properties officeooo:rsid="0023b901"/>
    </style:style>
    <style:style style:name="T4" style:family="text">
      <style:text-properties officeooo:rsid="0024373f"/>
    </style:style>
    <style:style style:name="T5" style:family="text">
      <style:text-properties officeooo:rsid="00271aa7"/>
    </style:style>
    <style:style style:name="T6" style:family="text">
      <style:text-properties officeooo:rsid="00278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Битва в самом разгаре, вокруг есть валяющиеся трупы <text:span text:style-name="T1">солдат. </text:span>В итоге осталась Тия, Оппл и скр<text:span text:style-name="T2">ы</text:span>вающиеся под покровом Шестёрка. </text:p>
      <text:p text:style-name="P3">Оппл слегка помят, но без ран <text:span text:style-name="T6">и</text:span><text:span text:style-name="T5"> помятая Тия с парой ран. </text:span><text:span text:style-name="T6">Оппл в</text:span><text:span text:style-name="T3">ыстреливает шквал разных магических атак, включая атак артефактов и некоторые которые просто бросает. Среди всех этих атак бросает артефакт поглощающий магию и вместе с ним магический снаряд. Тия отбивая не без помощи Шестёрки отбивает атаки с переменным успехом, тоже помятая. Стремительно несётся принять своим телом тот артефакт и вместе с ним принимает также телом магический снаряд, получив </text:span><text:span text:style-name="T4">сильную </text:span><text:span text:style-name="T3">рану.</text:span></text:p>
      <text:p text:style-name="P2">В это время пока они отвлеклись Оппл сбежал.</text:p>
      <text:p text:style-name="P2">*****</text:p>
      <text:p text:style-name="P2">У того самого периулка, что отображался в зеркале Оппл достаёт артефакт Мел:</text:p>
      <text:p text:style-name="P2">Оппл: Говоришь пожалуйста не использовать магию?</text:p>
      <text:p text:style-name="P2">Оппл: Хах…</text:p>
      <text:p text:style-name="P2">Оппл пользуется магией и на фоне чертит на стене надпись, которую игроку не видно.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1-21T21:10:52.733262444</dc:date>
    <meta:editing-duration>PT28M54S</meta:editing-duration>
    <meta:editing-cycles>18</meta:editing-cycles>
    <meta:document-statistic meta:table-count="0" meta:image-count="0" meta:object-count="0" meta:page-count="1" meta:paragraph-count="10" meta:word-count="136" meta:character-count="872" meta:non-whitespace-character-count="745"/>
  </office:meta>
</office:document-meta>
</file>